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2.01pt"/>
    </style:style>
    <style:style style:name="co2" style:family="table-column">
      <style:table-column-properties fo:break-before="auto" style:column-width="367.46pt"/>
    </style:style>
    <style:style style:name="co3" style:family="table-column">
      <style:table-column-properties fo:break-before="auto" style:column-width="326.4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4.69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69.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1">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1024"/>
        </table:table-row>
        <table:table-row table:style-name="ro1" table:number-rows-repeated="10454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6">00/00/0000</text:date>, <text:time style:data-style-name="N2" text:time-value="08:14:14.1684267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6T15:33:18.724031697</dc:date>
    <meta:editing-duration>P90DT18H47M43S</meta:editing-duration>
    <meta:editing-cycles>3980</meta:editing-cycles>
    <meta:generator>LibreOffice/5.1.6.2$Linux_X86_64 LibreOffice_project/10m0$Build-2</meta:generator>
    <meta:document-statistic meta:table-count="3" meta:cell-count="65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